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2.462cm"/>
    </style:style>
    <style:style style:name="Column2" style:family="table-column">
      <style:table-column-properties style:column-width="4.048cm"/>
    </style:style>
    <style:style style:name="Row1" style:family="table-row"/>
    <style:style style:name="Cell1" style:family="table-cell">
      <style:table-cell-properties fo:background-color="#6f72af" style:vertical-align="top" fo:padding-top="0.176cm" fo:border-top="#6f72af 0.035cm solid" fo:padding-bottom="0.176cm" fo:border-bottom="#6f72af 0.035cm solid" fo:padding-left="0.176cm" fo:border-left="#6f72af 0.035cm solid" fo:padding-right="0.176cm" fo:border-right="#6f72af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fo:background-color="#6f72af" style:vertical-align="top" fo:padding-top="0.176cm" fo:border-top="#6f72af 0.035cm solid" fo:padding-bottom="0.176cm" fo:border-bottom="#6f72af 0.035cm solid" fo:padding-left="0.176cm" fo:border-left="#6f72af 0.035cm solid" fo:padding-right="0.176cm" fo:border-right="#6f72af 0.035cm solid"/>
    </style:style>
    <style:style style:name="P5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12.568cm"/>
    </style:style>
    <style:style style:name="Column4" style:family="table-column">
      <style:table-column-properties style:column-width="3.942cm"/>
    </style:style>
    <style:style style:name="Row2" style:family="table-row"/>
    <style:style style:name="Cell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6f72a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6f72a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d538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6f72a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6f72a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6f72a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6f72a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6f72a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6f72a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6f72a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6" style:family="text">
      <style:text-properties style:text-line-through-style="none" fo:font-style="normal" style:font-style-asian="normal" style:font-style-complex="normal" fo:color="#6f72a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Heading_20_1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Sam</text:span><text:span text:style-name="T2_2"><text:s/></text:span><text:span text:style-name="T2_3">low</text:span><text:span text:style-name="T2_4"><text:s/></text:span><text:span text:style-name="T2_5">confidence</text:span><text:span text:style-name="T2_6">,<text:s/></text:span><text:span text:style-name="T2_7">no</text:span><text:span text:style-name="T2_8"><text:s/></text:span><text:span text:style-name="T2_9">access</text:span></text:p>
            <text:p text:style-name="P3"/>
            <text:p text:style-name="P4"><text:span text:style-name="T4_1">“</text:span><text:span text:style-name="T4_2">I</text:span><text:span text:style-name="T4_3"><text:s/></text:span><text:span text:style-name="T4_4">struggle</text:span><text:span text:style-name="T4_5"><text:s/></text:span><text:span text:style-name="T4_6">with</text:span><text:span text:style-name="T4_7"><text:s/></text:span><text:span text:style-name="T4_8">reading</text:span><text:span text:style-name="T4_9"><text:s/></text:span><text:span text:style-name="T4_10">and</text:span><text:span text:style-name="T4_11"><text:s/></text:span><text:span text:style-name="T4_12">writing</text:span><text:span text:style-name="T4_13">,<text:s/></text:span><text:span text:style-name="T4_14">let</text:span><text:span text:style-name="T4_15"><text:s/></text:span><text:span text:style-name="T4_16">alone</text:span><text:span text:style-name="T4_17"><text:s/></text:span><text:span text:style-name="T4_18">using</text:span><text:span text:style-name="T4_19"><text:s/></text:span><text:span text:style-name="T4_20">a</text:span><text:span text:style-name="T4_21"><text:s/></text:span><text:span text:style-name="T4_22">computer</text:span><text:span text:style-name="T4_23">”</text:span></text:p>
          </table:table-cell>
          <table:table-cell table:style-name="Cell2">
            <text:p text:style-name="P5"/>
          </table:table-cell>
        </table:table-row>
      </table:table>
      <text:p text:style-name="P6"/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7"><text:span text:style-name="T7_1">Age</text:span><text:span text:style-name="T7_2">:</text:span><text:span text:style-name="T7_3"><text:s/></text:span><text:span text:style-name="T7_4">23</text:span></text:p>
            <text:p text:style-name="P8"><text:span text:style-name="T8_1">Job</text:span><text:span text:style-name="T8_2">:<text:s/></text:span><text:span text:style-name="T8_3">casual</text:span><text:span text:style-name="T8_4"><text:s/></text:span><text:span text:style-name="T8_5">labourer</text:span></text:p>
            <text:p text:style-name="P9"><text:span text:style-name="T9_1">Digital</text:span><text:span text:style-name="T9_2"><text:s/></text:span><text:span text:style-name="T9_3">inclusion</text:span><text:span text:style-name="T9_4"><text:s/></text:span><text:span text:style-name="T9_5">scale</text:span><text:span text:style-name="T9_6">:<text:s/></text:span><text:span text:style-name="T9_7">3,<text:s/></text:span><text:span text:style-name="T9_8">willing</text:span><text:span text:style-name="T9_9"><text:s/></text:span><text:span text:style-name="T9_10">and</text:span><text:span text:style-name="T9_11"><text:s/></text:span><text:span text:style-name="T9_12">unable</text:span></text:p>
          </table:table-cell>
          <table:table-cell table:style-name="Cell4">
            <text:p text:style-name="P10"/>
          </table:table-cell>
        </table:table-row>
      </table:table>
      <text:h text:style-name="P11" text:outline-level="10"><text:bookmark-start text:name="h.4h5nfob2ax6v"/><text:bookmark-end text:name="h.4h5nfob2ax6v"/><text:span text:style-name="T11_1">About</text:span><text:span text:style-name="T11_2"><text:s/></text:span><text:span text:style-name="T11_3">Sam</text:span></text:h>
      <text:p text:style-name="P12"><text:span text:style-name="T12_1">Sam</text:span><text:span text:style-name="T12_2"><text:s/></text:span><text:span text:style-name="T12_3">spent</text:span><text:span text:style-name="T12_4"><text:s/></text:span><text:span text:style-name="T12_5">his</text:span><text:span text:style-name="T12_6"><text:s/></text:span><text:span text:style-name="T12_7">early</text:span><text:span text:style-name="T12_8"><text:s/></text:span><text:span text:style-name="T12_9">years</text:span><text:span text:style-name="T12_10"><text:s/></text:span><text:span text:style-name="T12_11">in</text:span><text:span text:style-name="T12_12"><text:s/></text:span><text:span text:style-name="T12_13">foster</text:span><text:span text:style-name="T12_14"><text:s/></text:span><text:span text:style-name="T12_15">care</text:span><text:span text:style-name="T12_16"><text:s/></text:span><text:span text:style-name="T12_17">homes</text:span><text:span text:style-name="T12_18"><text:s/></text:span><text:span text:style-name="T12_19">and</text:span><text:span text:style-name="T12_20"><text:s/></text:span><text:span text:style-name="T12_21">now</text:span><text:span text:style-name="T12_22"><text:s/></text:span><text:span text:style-name="T12_23">moves</text:span><text:span text:style-name="T12_24"><text:s/></text:span><text:span text:style-name="T12_25">around</text:span><text:span text:style-name="T12_26"><text:s/></text:span><text:span text:style-name="T12_27">to</text:span><text:span text:style-name="T12_28"><text:s/></text:span><text:span text:style-name="T12_29">find</text:span><text:span text:style-name="T12_30"><text:s/></text:span><text:span text:style-name="T12_31">employment</text:span><text:span text:style-name="T12_32">.<text:s/></text:span><text:span text:style-name="T12_33">He</text:span><text:span text:style-name="T12_34"><text:s/></text:span><text:span text:style-name="T12_35">has</text:span><text:span text:style-name="T12_36"><text:s/></text:span><text:span text:style-name="T12_37">learning</text:span><text:span text:style-name="T12_38"><text:s/></text:span><text:span text:style-name="T12_39">difficulties</text:span><text:span text:style-name="T12_40">,<text:s/></text:span><text:span text:style-name="T12_41">was</text:span><text:span text:style-name="T12_42"><text:s/></text:span><text:span text:style-name="T12_43">diagnosed</text:span><text:span text:style-name="T12_44"><text:s/></text:span><text:span text:style-name="T12_45">with</text:span><text:span text:style-name="T12_46"><text:s/></text:span><text:span text:style-name="T12_47">ADHD</text:span><text:span text:style-name="T12_48"><text:s/></text:span><text:span text:style-name="T12_49">when</text:span><text:span text:style-name="T12_50"><text:s/></text:span><text:span text:style-name="T12_51">he</text:span><text:span text:style-name="T12_52"><text:s/></text:span><text:span text:style-name="T12_53">was</text:span><text:span text:style-name="T12_54"><text:s/></text:span><text:span text:style-name="T12_55">young</text:span><text:span text:style-name="T12_56"><text:s/></text:span><text:span text:style-name="T12_57">and</text:span><text:span text:style-name="T12_58"><text:s/></text:span><text:span text:style-name="T12_59">left</text:span><text:span text:style-name="T12_60"><text:s/></text:span><text:span text:style-name="T12_61">school</text:span><text:span text:style-name="T12_62"><text:s/></text:span><text:span text:style-name="T12_63">without</text:span><text:span text:style-name="T12_64"><text:s/></text:span><text:span text:style-name="T12_65">any</text:span><text:span text:style-name="T12_66"><text:s/></text:span><text:span text:style-name="T12_67">formal</text:span><text:span text:style-name="T12_68"><text:s/></text:span><text:span text:style-name="T12_69">qualifications</text:span><text:span text:style-name="T12_70">.</text:span></text:p>
      <text:p text:style-name="P13"/>
      <text:p text:style-name="P14"><text:span text:style-name="T14_1">Sam</text:span><text:span text:style-name="T14_2"><text:s/></text:span><text:span text:style-name="T14_3">manages</text:span><text:span text:style-name="T14_4"><text:s/></text:span><text:span text:style-name="T14_5">to</text:span><text:span text:style-name="T14_6"><text:s/></text:span><text:span text:style-name="T14_7">get</text:span><text:span text:style-name="T14_8"><text:s/></text:span><text:span text:style-name="T14_9">by</text:span><text:span text:style-name="T14_10"><text:s/></text:span><text:span text:style-name="T14_11">doing</text:span><text:span text:style-name="T14_12"><text:s/></text:span><text:span text:style-name="T14_13">short</text:span><text:span text:style-name="T14_14">,<text:s/></text:span><text:span text:style-name="T14_15">cash</text:span><text:span text:style-name="T14_16"><text:s/></text:span><text:span text:style-name="T14_17">in</text:span><text:span text:style-name="T14_18"><text:s/></text:span><text:span text:style-name="T14_19">hand</text:span><text:span text:style-name="T14_20"><text:s/></text:span><text:span text:style-name="T14_21">jobs</text:span><text:span text:style-name="T14_22">,<text:s/></text:span><text:span text:style-name="T14_23">including</text:span><text:span text:style-name="T14_24"><text:s/></text:span><text:span text:style-name="T14_25">gardening</text:span><text:span text:style-name="T14_26">,<text:s/></text:span><text:span text:style-name="T14_27">though</text:span><text:span text:style-name="T14_28"><text:s/></text:span><text:span text:style-name="T14_29">it</text:span><text:span text:style-name="T14_30">’</text:span><text:span text:style-name="T14_31">s</text:span><text:span text:style-name="T14_32"><text:s/></text:span><text:span text:style-name="T14_33">hard</text:span><text:span text:style-name="T14_34"><text:s/></text:span><text:span text:style-name="T14_35">to</text:span><text:span text:style-name="T14_36"><text:s/></text:span><text:span text:style-name="T14_37">find</text:span><text:span text:style-name="T14_38"><text:s/></text:span><text:span text:style-name="T14_39">regular</text:span><text:span text:style-name="T14_40"><text:s/></text:span><text:span text:style-name="T14_41">work</text:span><text:span text:style-name="T14_42">.<text:s/></text:span><text:span text:style-name="T14_43">He</text:span><text:span text:style-name="T14_44"><text:s/></text:span><text:span text:style-name="T14_45">often</text:span><text:span text:style-name="T14_46"><text:s/></text:span><text:span text:style-name="T14_47">goes</text:span><text:span text:style-name="T14_48"><text:s/></text:span><text:span text:style-name="T14_49">through</text:span><text:span text:style-name="T14_50"><text:s/></text:span><text:span text:style-name="T14_51">periods</text:span><text:span text:style-name="T14_52"><text:s/></text:span><text:span text:style-name="T14_53">of</text:span><text:span text:style-name="T14_54"><text:s/></text:span><text:span text:style-name="T14_55">depression</text:span><text:span text:style-name="T14_56"><text:s/></text:span><text:span text:style-name="T14_57">and</text:span><text:span text:style-name="T14_58"><text:s/></text:span><text:span text:style-name="T14_59">has</text:span><text:span text:style-name="T14_60"><text:s/></text:span><text:span text:style-name="T14_61">difficulties</text:span><text:span text:style-name="T14_62"><text:s/></text:span><text:span text:style-name="T14_63">sticking</text:span><text:span text:style-name="T14_64"><text:s/></text:span><text:span text:style-name="T14_65">to</text:span><text:span text:style-name="T14_66"><text:s/></text:span><text:span text:style-name="T14_67">appointments</text:span><text:span text:style-name="T14_68">.<text:s/></text:span><text:span text:style-name="T14_69">Sam</text:span><text:span text:style-name="T14_70"><text:s/></text:span><text:span text:style-name="T14_71">wants</text:span><text:span text:style-name="T14_72"><text:s/></text:span><text:span text:style-name="T14_73">his</text:span><text:span text:style-name="T14_74"><text:s/></text:span><text:span text:style-name="T14_75">own</text:span><text:span text:style-name="T14_76"><text:s/></text:span><text:span text:style-name="T14_77">place</text:span><text:span text:style-name="T14_78"><text:s/></text:span><text:span text:style-name="T14_79">but</text:span><text:span text:style-name="T14_80"><text:s/></text:span><text:span text:style-name="T14_81">currently</text:span><text:span text:style-name="T14_82"><text:s/></text:span><text:span text:style-name="T14_83">sleeps</text:span><text:span text:style-name="T14_84"><text:s/></text:span><text:span text:style-name="T14_85">on</text:span><text:span text:style-name="T14_86"><text:s/></text:span><text:span text:style-name="T14_87">a</text:span><text:span text:style-name="T14_88"><text:s/></text:span><text:span text:style-name="T14_89">friend</text:span><text:span text:style-name="T14_90">’</text:span><text:span text:style-name="T14_91">s</text:span><text:span text:style-name="T14_92"><text:s/></text:span><text:span text:style-name="T14_93">sofa</text:span><text:span text:style-name="T14_94"><text:s/></text:span><text:span text:style-name="T14_95">in</text:span><text:span text:style-name="T14_96"><text:s/></text:span><text:span text:style-name="T14_97">a</text:span><text:span text:style-name="T14_98"><text:s/></text:span><text:span text:style-name="T14_99">shared</text:span><text:span text:style-name="T14_100"><text:s/></text:span><text:span text:style-name="T14_101">house</text:span><text:span text:style-name="T14_102">.<text:s/></text:span></text:p>
      <text:p text:style-name="P15"/>
      <text:p text:style-name="P16"><text:span text:style-name="T16_1">Sam</text:span><text:span text:style-name="T16_2"><text:s/>‘</text:span><text:span text:style-name="T16_3">signs</text:span><text:span text:style-name="T16_4"><text:s/></text:span><text:span text:style-name="T16_5">on</text:span><text:span text:style-name="T16_6">’<text:s/></text:span><text:span text:style-name="T16_7">every</text:span><text:span text:style-name="T16_8"><text:s/></text:span><text:span text:style-name="T16_9">fortnight</text:span><text:span text:style-name="T16_10"><text:s/></text:span><text:span text:style-name="T16_11">but</text:span><text:span text:style-name="T16_12"><text:s/></text:span><text:span text:style-name="T16_13">finds</text:span><text:span text:style-name="T16_14"><text:s/></text:span><text:span text:style-name="T16_15">it</text:span><text:span text:style-name="T16_16"><text:s/></text:span><text:span text:style-name="T16_17">very</text:span><text:span text:style-name="T16_18"><text:s/></text:span><text:span text:style-name="T16_19">difficult</text:span><text:span text:style-name="T16_20"><text:s/></text:span><text:span text:style-name="T16_21">to</text:span><text:span text:style-name="T16_22"><text:s/></text:span><text:span text:style-name="T16_23">look</text:span><text:span text:style-name="T16_24"><text:s/></text:span><text:span text:style-name="T16_25">for</text:span><text:span text:style-name="T16_26"><text:s/></text:span><text:span text:style-name="T16_27">jobs</text:span><text:span text:style-name="T16_28"><text:s/></text:span><text:span text:style-name="T16_29">online</text:span><text:span text:style-name="T16_30">.<text:s/></text:span><text:span text:style-name="T16_31">He</text:span><text:span text:style-name="T16_32"><text:s/></text:span><text:span text:style-name="T16_33">completed</text:span><text:span text:style-name="T16_34"><text:s/></text:span><text:span text:style-name="T16_35">the</text:span><text:span text:style-name="T16_36"><text:s/></text:span><text:span text:style-name="T16_37">short</text:span><text:span text:style-name="T16_38"><text:s/></text:span><text:span text:style-name="T16_39">internet</text:span><text:span text:style-name="T16_40"><text:s/></text:span><text:span text:style-name="T16_41">skills</text:span><text:span text:style-name="T16_42"><text:s/></text:span><text:span text:style-name="T16_43">course</text:span><text:span text:style-name="T16_44"><text:s/></text:span><text:span text:style-name="T16_45">at</text:span><text:span text:style-name="T16_46"><text:s/></text:span><text:span text:style-name="T16_47">the</text:span><text:span text:style-name="T16_48"><text:s/></text:span><text:span text:style-name="T16_49">Jobcentre</text:span><text:span text:style-name="T16_50"><text:s/></text:span><text:span text:style-name="T16_51">but</text:span><text:span text:style-name="T16_52"><text:s/></text:span><text:span text:style-name="T16_53">found</text:span><text:span text:style-name="T16_54"><text:s/></text:span><text:span text:style-name="T16_55">it</text:span><text:span text:style-name="T16_56"><text:s/></text:span><text:span text:style-name="T16_57">overwhelming</text:span><text:span text:style-name="T16_58">.<text:s/></text:span><text:span text:style-name="T16_59">Combined</text:span><text:span text:style-name="T16_60"><text:s/></text:span><text:span text:style-name="T16_61">with</text:span><text:span text:style-name="T16_62"><text:s/></text:span><text:span text:style-name="T16_63">his</text:span><text:span text:style-name="T16_64"><text:s/></text:span><text:span text:style-name="T16_65">low</text:span><text:span text:style-name="T16_66"><text:s/></text:span><text:span text:style-name="T16_67">self</text:span><text:span text:style-name="T16_68">-</text:span><text:span text:style-name="T16_69">esteem</text:span><text:span text:style-name="T16_70"><text:s/></text:span><text:span text:style-name="T16_71">Sam</text:span><text:span text:style-name="T16_72"><text:s/></text:span><text:span text:style-name="T16_73">feels</text:span><text:span text:style-name="T16_74"><text:s/></text:span><text:span text:style-name="T16_75">less</text:span><text:span text:style-name="T16_76"><text:s/></text:span><text:span text:style-name="T16_77">confident</text:span><text:span text:style-name="T16_78"><text:s/></text:span><text:span text:style-name="T16_79">about</text:span><text:span text:style-name="T16_80"><text:s/></text:span><text:span text:style-name="T16_81">using</text:span><text:span text:style-name="T16_82"><text:s/></text:span><text:span text:style-name="T16_83">the</text:span><text:span text:style-name="T16_84"><text:s/></text:span><text:span text:style-name="T16_85">computers</text:span><text:span text:style-name="T16_86"><text:s/></text:span><text:span text:style-name="T16_87">in</text:span><text:span text:style-name="T16_88"><text:s/></text:span><text:span text:style-name="T16_89">the</text:span><text:span text:style-name="T16_90"><text:s/></text:span><text:span text:style-name="T16_91">local</text:span><text:span text:style-name="T16_92"><text:s/></text:span><text:span text:style-name="T16_93">library</text:span><text:span text:style-name="T16_94">.</text:span></text:p>
      <text:p text:style-name="P17"/>
      <text:p text:style-name="P18"><text:span text:style-name="T18_1">Sam</text:span><text:span text:style-name="T18_2"><text:s/></text:span><text:span text:style-name="T18_3">needs</text:span><text:span text:style-name="T18_4"><text:s/></text:span><text:span text:style-name="T18_5">a</text:span><text:span text:style-name="T18_6"><text:s/></text:span><text:span text:style-name="T18_7">lot</text:span><text:span text:style-name="T18_8"><text:s/></text:span><text:span text:style-name="T18_9">of</text:span><text:span text:style-name="T18_10"><text:s/></text:span><text:span text:style-name="T18_11">support</text:span><text:span text:style-name="T18_12"><text:s/></text:span><text:span text:style-name="T18_13">and</text:span><text:span text:style-name="T18_14"><text:s/></text:span><text:span text:style-name="T18_15">a</text:span><text:span text:style-name="T18_16"><text:s/></text:span><text:span text:style-name="T18_17">safe</text:span><text:span text:style-name="T18_18"><text:s/></text:span><text:span text:style-name="T18_19">environment</text:span><text:span text:style-name="T18_20"><text:s/></text:span><text:span text:style-name="T18_21">to</text:span><text:span text:style-name="T18_22"><text:s/></text:span><text:span text:style-name="T18_23">be</text:span><text:span text:style-name="T18_24"><text:s/></text:span><text:span text:style-name="T18_25">able</text:span><text:span text:style-name="T18_26"><text:s/></text:span><text:span text:style-name="T18_27">to</text:span><text:span text:style-name="T18_28"><text:s/></text:span><text:span text:style-name="T18_29">speak</text:span><text:span text:style-name="T18_30"><text:s/></text:span><text:span text:style-name="T18_31">to</text:span><text:span text:style-name="T18_32"><text:s/></text:span><text:span text:style-name="T18_33">people</text:span><text:span text:style-name="T18_34"><text:s/></text:span><text:span text:style-name="T18_35">face</text:span><text:span text:style-name="T18_36"><text:s/></text:span><text:span text:style-name="T18_37">to</text:span><text:span text:style-name="T18_38"><text:s/></text:span><text:span text:style-name="T18_39">face</text:span><text:span text:style-name="T18_40">.<text:s/></text:span></text:p>
      <text:p text:style-name="P19"><text:span text:style-name="T19_1">He</text:span><text:span text:style-name="T19_2"><text:s/></text:span><text:span text:style-name="T19_3">can</text:span><text:span text:style-name="T19_4">'</text:span><text:span text:style-name="T19_5">t</text:span><text:span text:style-name="T19_6"><text:s/></text:span><text:span text:style-name="T19_7">afford</text:span><text:span text:style-name="T19_8"><text:s/></text:span><text:span text:style-name="T19_9">to</text:span><text:span text:style-name="T19_10"><text:s/></text:span><text:span text:style-name="T19_11">call</text:span><text:span text:style-name="T19_12"><text:s/></text:span><text:span text:style-name="T19_13">expensive</text:span><text:span text:style-name="T19_14"><text:s/></text:span><text:span text:style-name="T19_15">phone</text:span><text:span text:style-name="T19_16"><text:s/></text:span><text:span text:style-name="T19_17">numbers</text:span><text:span text:style-name="T19_18"><text:s/></text:span><text:span text:style-name="T19_19">from</text:span><text:span text:style-name="T19_20"><text:s/></text:span><text:span text:style-name="T19_21">his</text:span><text:span text:style-name="T19_22"><text:s/></text:span><text:span text:style-name="T19_23">mobile</text:span><text:span text:style-name="T19_24"><text:s/></text:span><text:span text:style-name="T19_25">phone</text:span><text:span text:style-name="T19_26"><text:s/></text:span><text:span text:style-name="T19_27">and</text:span><text:span text:style-name="T19_28"><text:s/></text:span><text:span text:style-name="T19_29">his</text:span><text:span text:style-name="T19_30"><text:s/></text:span><text:span text:style-name="T19_31">lack</text:span><text:span text:style-name="T19_32"><text:s/></text:span><text:span text:style-name="T19_33">of</text:span><text:span text:style-name="T19_34"><text:s/></text:span><text:span text:style-name="T19_35">fixed</text:span><text:span text:style-name="T19_36"><text:s/></text:span><text:span text:style-name="T19_37">abode</text:span><text:span text:style-name="T19_38"><text:s/></text:span><text:span text:style-name="T19_39">and</text:span><text:span text:style-name="T19_40"><text:s/></text:span><text:span text:style-name="T19_41">access</text:span><text:span text:style-name="T19_42"><text:s/></text:span><text:span text:style-name="T19_43">to</text:span><text:span text:style-name="T19_44"><text:s/></text:span><text:span text:style-name="T19_45">the</text:span><text:span text:style-name="T19_46"><text:s/></text:span><text:span text:style-name="T19_47">internet</text:span><text:span text:style-name="T19_48"><text:s/></text:span><text:span text:style-name="T19_49">currently</text:span><text:span text:style-name="T19_50"><text:s/></text:span><text:span text:style-name="T19_51">limits</text:span><text:span text:style-name="T19_52"><text:s/></text:span><text:span text:style-name="T19_53">his</text:span><text:span text:style-name="T19_54"><text:s/></text:span><text:span text:style-name="T19_55">chance</text:span><text:span text:style-name="T19_56"><text:s/></text:span><text:span text:style-name="T19_57">to</text:span><text:span text:style-name="T19_58"><text:s/></text:span><text:span text:style-name="T19_59">improve</text:span><text:span text:style-name="T19_60"><text:s/></text:span><text:span text:style-name="T19_61">his</text:span><text:span text:style-name="T19_62"><text:s/></text:span><text:span text:style-name="T19_63">circumstances</text:span><text:span text:style-name="T19_64">.</text:span></text:p>
      <text:h text:style-name="P20" text:outline-level="10"><text:bookmark-start text:name="h.pbmgg4ju7j01"/><text:bookmark-end text:name="h.pbmgg4ju7j01"/><text:span text:style-name="T20_1">Internet</text:span><text:span text:style-name="T20_2"><text:s/></text:span><text:span text:style-name="T20_3">use</text:span></text:h>
      <text:p text:style-name="P21"><text:span text:style-name="T21_1">When</text:span><text:span text:style-name="T21_2"><text:s/></text:span><text:span text:style-name="T21_3">it</text:span><text:span text:style-name="T21_4"><text:s/></text:span><text:span text:style-name="T21_5">comes</text:span><text:span text:style-name="T21_6"><text:s/></text:span><text:span text:style-name="T21_7">to</text:span><text:span text:style-name="T21_8"><text:s/></text:span><text:span text:style-name="T21_9">using</text:span><text:span text:style-name="T21_10"><text:s/></text:span><text:span text:style-name="T21_11">the</text:span><text:span text:style-name="T21_12"><text:s/></text:span><text:span text:style-name="T21_13">internet</text:span><text:span text:style-name="T21_14">,<text:s/></text:span><text:span text:style-name="T21_15">Sam</text:span><text:span text:style-name="T21_16">:</text:span></text:p>
      <text:list text:style-name="LS1" xml:id="list0">
        <text:list-item>
          <text:p text:style-name="P22"><text:span text:style-name="T22_1">doesn</text:span><text:span text:style-name="T22_2">’</text:span><text:span text:style-name="T22_3">t</text:span><text:span text:style-name="T22_4"><text:s/></text:span><text:span text:style-name="T22_5">have</text:span><text:span text:style-name="T22_6"><text:s/></text:span><text:span text:style-name="T22_7">access</text:span><text:span text:style-name="T22_8"><text:s/></text:span><text:span text:style-name="T22_9">to</text:span><text:span text:style-name="T22_10"><text:s/></text:span><text:span text:style-name="T22_11">a</text:span><text:span text:style-name="T22_12"><text:s/></text:span><text:span text:style-name="T22_13">computer</text:span><text:span text:style-name="T22_14"><text:s/></text:span><text:span text:style-name="T22_15">or</text:span><text:span text:style-name="T22_16"><text:s/></text:span><text:span text:style-name="T22_17">the</text:span><text:span text:style-name="T22_18"><text:s/></text:span><text:span text:style-name="T22_19">internet</text:span></text:p>
        </text:list-item>
        <text:list-item>
          <text:p text:style-name="P23"><text:span text:style-name="T23_1">has</text:span><text:span text:style-name="T23_2"><text:s/></text:span><text:span text:style-name="T23_3">a</text:span><text:span text:style-name="T23_4"><text:s/></text:span><text:span text:style-name="T23_5">pay</text:span><text:span text:style-name="T23_6"><text:s/></text:span><text:span text:style-name="T23_7">as</text:span><text:span text:style-name="T23_8"><text:s/></text:span><text:span text:style-name="T23_9">you</text:span><text:span text:style-name="T23_10"><text:s/></text:span><text:span text:style-name="T23_11">go</text:span><text:span text:style-name="T23_12"><text:s/></text:span><text:span text:style-name="T23_13">mobile</text:span><text:span text:style-name="T23_14"><text:s/></text:span><text:span text:style-name="T23_15">phone</text:span><text:span text:style-name="T23_16"><text:s/>(</text:span><text:span text:style-name="T23_17">not</text:span><text:span text:style-name="T23_18"><text:s/></text:span><text:span text:style-name="T23_19">a</text:span><text:span text:style-name="T23_20"><text:s/></text:span><text:span text:style-name="T23_21">smartphone</text:span><text:span text:style-name="T23_22">)</text:span></text:p>
        </text:list-item>
        <text:list-item>
          <text:p text:style-name="P24"><text:span text:style-name="T24_1">has</text:span><text:span text:style-name="T24_2"><text:s/></text:span><text:span text:style-name="T24_3">very</text:span><text:span text:style-name="T24_4"><text:s/></text:span><text:span text:style-name="T24_5">low</text:span><text:span text:style-name="T24_6"><text:s/></text:span><text:span text:style-name="T24_7">digital</text:span><text:span text:style-name="T24_8"><text:s/></text:span><text:span text:style-name="T24_9">skills</text:span></text:p>
        </text:list-item>
        <text:list-item>
          <text:p text:style-name="P25"><text:span text:style-name="T25_1">has</text:span><text:span text:style-name="T25_2"><text:s/></text:span><text:span text:style-name="T25_3">low</text:span><text:span text:style-name="T25_4"><text:s/></text:span><text:span text:style-name="T25_5">literacy</text:span>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color="#6f72af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